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D8B81CABCDC5FDCC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.564cm, 0cm, 1.05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Зображення1" text:anchor-type="paragraph" svg:width="17cm" svg:height="12.256cm" draw:z-index="0"><draw:image xlink:href="Pictures/1000000000000500000003D8B81CABCDC5FDCC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7:02:39.107000000</meta:creation-date>
    <dc:date>2016-06-20T17:06:30.232000000</dc:date>
    <meta:editing-duration>PT3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3.2$Windows_x86 LibreOffice_project/644e4637d1d8544fd9f56425bd6cec110e49301b</meta:generator>
  </office:meta>
</office:document-meta>
</file>